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E</mi>
            <mrow>
              <mspace width="2em"/>
              <mo stretchy="false">=</mo>
              <mspace width="2em"/>
            </mrow>
            <mstyle color="blue">
              <msub>
                <mi>E</mi>
                <mtext>kin</mtext>
              </msub>
            </mstyle>
            <mrow>
              <mspace width="2em"/>
              <mo stretchy="false">+</mo>
              <mspace width="2em"/>
            </mrow>
            <mstyle color="red">
              <mi>U</mi>
            </mstyle>
            <mrow>
              <mspace width="2em"/>
              <mo stretchy="false">=</mo>
              <mspace width="2em"/>
            </mrow>
            <mstyle color="blue">
              <mrow>
                <mfrac>
                  <mn>1</mn>
                  <mn>2</mn>
                </mfrac>
                <mspace width="0.5em"/>
                <mi>m</mi>
                <mspace width="0.5em"/>
                <msup>
                  <mi>v</mi>
                  <mn>2</mn>
                </msup>
              </mrow>
            </mstyle>
            <mrow>
              <mspace width="2em"/>
              <mo stretchy="false">+</mo>
              <mspace width="2em"/>
            </mrow>
            <mstyle color="red">
              <mrow>
                <mfrac>
                  <mn>1</mn>
                  <mn>2</mn>
                </mfrac>
                <mspace width="0.5em"/>
                <mi>k</mi>
                <mspace width="0.5em"/>
                <msup>
                  <mi>x</mi>
                  <mn>2</mn>
                </msup>
              </mrow>
            </mstyle>
          </mrow>
        </mtd>
      </mtr>
      <mtr>
        <mtd>
          <mrow>
            <mtext>Für </mtext>
            <mi>x</mi>
            <mrow>
              <mspace width="2em"/>
              <mo stretchy="false">=</mo>
              <mspace width="2em"/>
            </mrow>
            <mi>A</mi>
            <mtext> gilt </mtext>
            <mi>v</mi>
            <mrow>
              <mspace width="2em"/>
              <mo stretchy="false">=</mo>
              <mspace width="2em"/>
            </mrow>
            <mn>0</mn>
            <mtext> :</mtext>
          </mrow>
        </mtd>
      </mtr>
      <mtr>
        <mtd>
          <mrow>
            <mi>E</mi>
            <mrow>
              <mspace width="2em"/>
              <mo stretchy="false">=</mo>
              <mspace width="2em"/>
            </mrow>
            <mstyle color="blue">
              <mn>0</mn>
            </mstyle>
            <mrow>
              <mspace width="2em"/>
              <mo stretchy="false">+</mo>
              <mspace width="2em"/>
            </mrow>
            <mstyle color="red">
              <mrow>
                <mfrac>
                  <mn>1</mn>
                  <mn>2</mn>
                </mfrac>
                <mspace width="0.5em"/>
                <mi>k</mi>
                <mspace width="0.5em"/>
                <msup>
                  <mi>A</mi>
                  <mn>2</mn>
                </msup>
              </mrow>
            </mstyle>
          </mrow>
        </mtd>
      </mtr>
    </mtable>
    <annotation encoding="StarMath 5.0">E ~=~ color blue E _"kin" ~+~ color red U 
~=~ color blue { 1 over 2 ` m ` v ^2 } ~+~ color red { 1 over 2 ` k ` x ^2 } newline 

"Für " x ~=~ A " gilt " v ~=~ 0 " :" newline 

E ~=~ color blue 0 ~+~ color red { 1 over 2 ` k ` A ^2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6:23:18.179000000</meta:creation-date>
    <dc:date>2015-04-09T16:26:57.504000000</dc:date>
    <meta:editing-duration>PT3M39S</meta:editing-duration>
    <meta:editing-cycles>1</meta:editing-cycles>
    <meta:generator>LibreOffice/4.3.4.1$Windows_x86 LibreOffice_project/bc356b2f991740509f321d70e4512a6a54c5f243</meta:generator>
  </office:meta>
</office:document-meta>
</file>